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48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8173in"/>
    </style:style>
    <style:style style:name="co5" style:family="table-column">
      <style:table-column-properties fo:break-before="auto" style:column-width="0.6161in"/>
    </style:style>
    <style:style style:name="co6" style:family="table-column">
      <style:table-column-properties fo:break-before="auto" style:column-width="0.7311in"/>
    </style:style>
    <style:style style:name="co7" style:family="table-column">
      <style:table-column-properties fo:break-before="auto" style:column-width="0.6591in"/>
    </style:style>
    <style:style style:name="co8" style:family="table-column">
      <style:table-column-properties fo:break-before="auto" style:column-width="0.7236in"/>
    </style:style>
    <style:style style:name="co9" style:family="table-column">
      <style:table-column-properties fo:break-before="auto" style:column-width="0.7563in"/>
    </style:style>
    <style:style style:name="co10" style:family="table-column">
      <style:table-column-properties fo:break-before="auto" style:column-width="1.2047in"/>
    </style:style>
    <style:style style:name="co11" style:family="table-column">
      <style:table-column-properties fo:break-before="auto" style:column-width="0.8098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NODES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thickness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label-color</text:p>
          </table:table-cell>
          <table:table-cell table:style-name="ce1" office:value-type="string">
            <text:p>label-size</text:p>
          </table:table-cell>
          <table:table-cell table:style-name="ce1" office:value-type="string">
            <text:p>label-font</text:p>
          </table:table-cell>
          <table:table-cell table:style-name="ce1" office:value-type="string">
            <text:p>label-offset</text:p>
          </table:table-cell>
          <table:table-cell table:style-name="ce2" office:value-type="string">
            <text:p>Legend</text:p>
          </table:table-cell>
          <table:table-cell table:style-name="ce2" office:value-type="string">
            <text:p>Icon</text:p>
          </table:table-cell>
          <table:table-cell table:style-name="ce2" office:value-type="string">
            <text:p>Size</text:p>
          </table:table-cell>
          <table:table-cell table:style-name="ce2" office:value-type="string">
            <text:p>FromScale</text:p>
          </table:table-cell>
          <table:table-cell table:style-name="ce2" office:value-type="string">
            <text:p>ToScale</text:p>
          </table:table-cell>
          <table:table-cell table:number-columns-repeated="2"/>
        </table:table-row>
        <table:table-row table:style-name="ro1">
          <table:table-cell office:value-type="string">
            <text:p>building</text:p>
          </table:table-cell>
          <table:table-cell office:value-type="string">
            <text:p>collapsed</text:p>
          </table:table-cell>
          <table:table-cell office:value-type="string">
            <text:p>black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collapsed_building</text:p>
          </table:table-cell>
          <table:table-cell office:value-type="string">
            <text:p>black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natural</text:p>
          </table:table-cell>
          <table:table-cell office:value-type="string">
            <text:p>peak</text:p>
          </table:table-cell>
          <table:table-cell office:value-type="string">
            <text:p>black</text:p>
          </table:table-cell>
          <table:table-cell office:value-type="float" office:value="2">
            <text:p>2</text:p>
          </table:table-cell>
          <table:table-cell office:value-type="string">
            <text:p>name!_lon!_lat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number-columns-repeated="2"/>
        </table:table-row>
        <table:table-row table:style-name="ro1">
          <table:table-cell office:value-type="string">
            <text:p>highway</text:p>
          </table:table-cell>
          <table:table-cell office:value-type="string">
            <text:p>obstacle</text:p>
          </table:table-cell>
          <table:table-cell office:value-type="string">
            <text:p>red</text:p>
          </table:table-cell>
          <table:table-cell office:value-type="float" office:value="8">
            <text:p>8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barrier</text:p>
          </table:table-cell>
          <table:table-cell office:value-type="string">
            <text:p>obstacle</text:p>
          </table:table-cell>
          <table:table-cell office:value-type="string">
            <text:p>red</text:p>
          </table:table-cell>
          <table:table-cell office:value-type="float" office:value="8">
            <text:p>8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amenity</text:p>
          </table:table-cell>
          <table:table-cell office:value-type="string">
            <text:p>bank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/bank.pn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leisure</text:p>
          </table:table-cell>
          <table:table-cell office:value-type="string">
            <text:p>park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/park,pn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ark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/parking.pn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leisure</text:p>
          </table:table-cell>
          <table:table-cell office:value-type="string">
            <text:p>playgroun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/playground.pn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olic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/police.pn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ost_offic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/post_office.pn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amenity</text:p>
          </table:table-cell>
          <table:table-cell office:value-type="string">
            <text:p>recycl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/recycling.pn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spontaneous_camp</text:p>
          </table:table-cell>
          <table:table-cell office:value-type="string">
            <text:p>green</text:p>
          </table:table-cell>
          <table:table-cell office:value-type="float" office:value="6">
            <text:p>6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spontaneous_campsite</text:p>
          </table:table-cell>
          <table:table-cell office:value-type="string">
            <text:p>green</text:p>
          </table:table-cell>
          <table:table-cell office:value-type="float" office:value="6">
            <text:p>6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people_camping</text:p>
          </table:table-cell>
          <table:table-cell office:value-type="string">
            <text:p>green</text:p>
          </table:table-cell>
          <table:table-cell office:value-type="float" office:value="6">
            <text:p>6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landslide</text:p>
          </table:table-cell>
          <table:table-cell office:value-type="string">
            <text:p>darkgrey</text:p>
          </table:table-cell>
          <table:table-cell office:value-type="float" office:value="8">
            <text:p>8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tourism</text:p>
          </table:table-cell>
          <table:table-cell office:value-type="string">
            <text:p>camp_site</text:p>
          </table:table-cell>
          <table:table-cell office:value-type="string">
            <text:p>green</text:p>
          </table:table-cell>
          <table:table-cell office:value-type="float" office:value="6">
            <text:p>6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amenity</text:p>
          </table:table-cell>
          <table:table-cell office:value-type="string">
            <text:p>hospital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/hospital.pn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hospital</text:p>
          </table:table-cell>
          <table:table-cell office:value-type="string">
            <text:p>field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/hospital.pn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power</text:p>
          </table:table-cell>
          <table:table-cell office:value-type="string">
            <text:p>tower</text:p>
          </table:table-cell>
          <table:table-cell office:value-type="string">
            <text:p>black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number-columns-repeated="2"/>
        </table:table-row>
        <table:table-row table:style-name="ro1">
          <table:table-cell office:value-type="string">
            <text:p>place</text:p>
          </table:table-cell>
          <table:table-cell office:value-type="string">
            <text:p>city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8">
            <text:p>1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999999">
            <text:p>999999</text:p>
          </table:table-cell>
          <table:table-cell table:number-columns-repeated="2"/>
        </table:table-row>
        <table:table-row table:style-name="ro1">
          <table:table-cell office:value-type="string">
            <text:p>place</text:p>
          </table:table-cell>
          <table:table-cell office:value-type="string">
            <text:p>city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pcode:2</text:p>
          </table:table-cell>
          <table:table-cell office:value-type="string">
            <text:p>blue</text:p>
          </table:table-cell>
          <table:table-cell office:value-type="float" office:value="18">
            <text:p>18</text:p>
          </table:table-cell>
          <table:table-cell office:value-type="string">
            <text:p>sans-seri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999999">
            <text:p>999999</text:p>
          </table:table-cell>
          <table:table-cell table:number-columns-repeated="2"/>
        </table:table-row>
        <table:table-row table:style-name="ro1">
          <table:table-cell office:value-type="string">
            <text:p>place</text:p>
          </table:table-cell>
          <table:table-cell office:value-type="string">
            <text:p>tow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0">
            <text:p>250000</text:p>
          </table:table-cell>
          <table:table-cell table:number-columns-repeated="2"/>
        </table:table-row>
        <table:table-row table:style-name="ro1">
          <table:table-cell office:value-type="string">
            <text:p>place</text:p>
          </table:table-cell>
          <table:table-cell office:value-type="string">
            <text:p>tow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pcode:2</text:p>
          </table:table-cell>
          <table:table-cell office:value-type="string">
            <text:p>blue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0">
            <text:p>250000</text:p>
          </table:table-cell>
          <table:table-cell table:number-columns-repeated="2"/>
        </table:table-row>
        <table:table-row table:style-name="ro1">
          <table:table-cell office:value-type="string">
            <text:p>place</text:p>
          </table:table-cell>
          <table:table-cell office:value-type="string">
            <text:p>suburb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place</text:p>
          </table:table-cell>
          <table:table-cell office:value-type="string">
            <text:p>suburb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pcode:2</text:p>
          </table:table-cell>
          <table:table-cell office:value-type="string">
            <text:p>blue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place</text:p>
          </table:table-cell>
          <table:table-cell office:value-type="string">
            <text:p>villag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place</text:p>
          </table:table-cell>
          <table:table-cell office:value-type="string">
            <text:p>villag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pcode:2</text:p>
          </table:table-cell>
          <table:table-cell office:value-type="string">
            <text:p>blue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WAYS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thickness</text:p>
          </table:table-cell>
          <table:table-cell table:style-name="ce1" office:value-type="string">
            <text:p>DashStyle</text:p>
          </table:table-cell>
          <table:table-cell table:style-name="ce1" office:value-type="string">
            <text:p>fill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label-color</text:p>
          </table:table-cell>
          <table:table-cell table:style-name="ce1" office:value-type="string">
            <text:p>label-size</text:p>
          </table:table-cell>
          <table:table-cell table:style-name="ce1" office:value-type="string">
            <text:p>label-font</text:p>
          </table:table-cell>
          <table:table-cell table:style-name="ce1" office:value-type="string">
            <text:p>label-offset</text:p>
          </table:table-cell>
          <table:table-cell table:style-name="ce2" office:value-type="string">
            <text:p>Legend</text:p>
          </table:table-cell>
          <table:table-cell table:style-name="ce2" office:value-type="string">
            <text:p>BaseLayer</text:p>
          </table:table-cell>
          <table:table-cell office:value-type="string">
            <text:p>AreaIcon</text:p>
          </table:table-cell>
          <table:table-cell table:style-name="ce2" office:value-type="string">
            <text:p>FromScale</text:p>
          </table:table-cell>
          <table:table-cell table:style-name="ce2" office:value-type="string">
            <text:p>ToScale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residential</text:p>
          </table:table-cell>
          <table:table-cell office:value-type="string">
            <text:p>darkgrey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unclassified</text:p>
          </table:table-cell>
          <table:table-cell office:value-type="string">
            <text:p>darkgrey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rvice</text:p>
          </table:table-cell>
          <table:table-cell office:value-type="string">
            <text:p>darkgrey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motorway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white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motorway_link</text:p>
          </table:table-cell>
          <table:table-cell office:value-type="string">
            <text:p>blue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white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unk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white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unk_link</text:p>
          </table:table-cell>
          <table:table-cell office:value-type="string">
            <text:p>blue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white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rimary</text:p>
          </table:table-cell>
          <table:table-cell office:value-type="string">
            <text:p>red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white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rimary_link</text:p>
          </table:table-cell>
          <table:table-cell office:value-type="string">
            <text:p>red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white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condary</text:p>
          </table:table-cell>
          <table:table-cell office:value-type="string">
            <text:p>goldenrod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0">
            <text:p>2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condary_link</text:p>
          </table:table-cell>
          <table:table-cell office:value-type="string">
            <text:p>goldenrod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ertiary</text:p>
          </table:table-cell>
          <table:table-cell office:value-type="string">
            <text:p>darkkhaki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tracktype</text:p>
          </table:table-cell>
          <table:table-cell office:value-type="string">
            <text:p>grade1</text:p>
          </table:table-cell>
          <table:table-cell office:value-type="string">
            <text:p>darkgrey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tracktype</text:p>
          </table:table-cell>
          <table:table-cell office:value-type="string">
            <text:p>grade2</text:p>
          </table:table-cell>
          <table:table-cell office:value-type="string">
            <text:p>darkgrey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tracktype</text:p>
          </table:table-cell>
          <table:table-cell office:value-type="string">
            <text:p>grade3</text:p>
          </table:table-cell>
          <table:table-cell office:value-type="string">
            <text:p>darkgre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tracktype</text:p>
          </table:table-cell>
          <table:table-cell office:value-type="string">
            <text:p>grade4</text:p>
          </table:table-cell>
          <table:table-cell office:value-type="string">
            <text:p>darkgre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tracktype</text:p>
          </table:table-cell>
          <table:table-cell office:value-type="string">
            <text:p>grade5</text:p>
          </table:table-cell>
          <table:table-cell office:value-type="string">
            <text:p>darkgre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ack</text:p>
          </table:table-cell>
          <table:table-cell office:value-type="string">
            <text:p>darkgre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footway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ath</text:p>
          </table:table-cell>
          <table:table-cell office:value-type="string">
            <text:p>gra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cycleway</text:p>
          </table:table-cell>
          <table:table-cell office:value-type="string">
            <text:p>blu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power</text:p>
          </table:table-cell>
          <table:table-cell office:value-type="string">
            <text:p>line</text:p>
          </table:table-cell>
          <table:table-cell office:value-type="string">
            <text:p>darkgree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railway</text:p>
          </table:table-cell>
          <table:table-cell office:value-type="string">
            <text:p>rail</text:p>
          </table:table-cell>
          <table:table-cell office:value-type="string">
            <text:p>black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river</text:p>
          </table:table-cell>
          <table:table-cell office:value-type="string">
            <text:p>lightblu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canal</text:p>
          </table:table-cell>
          <table:table-cell office:value-type="string">
            <text:p>lightblu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drain</text:p>
          </table:table-cell>
          <table:table-cell office:value-type="string">
            <text:p>lightblu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stream</text:p>
          </table:table-cell>
          <table:table-cell office:value-type="string">
            <text:p>lightblu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building</text:p>
          </table:table-cell>
          <table:table-cell office:value-type="string">
            <text:p>yes</text:p>
          </table:table-cell>
          <table:table-cell office:value-type="string">
            <text:p>gra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building</text:p>
          </table:table-cell>
          <table:table-cell office:value-type="string">
            <text:p>collapsed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amenity</text:p>
          </table:table-cell>
          <table:table-cell office:value-type="string">
            <text:p>hospital</text:p>
          </table:table-cell>
          <table:table-cell office:value-type="string">
            <text:p>pink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-3">
            <text:p>-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ospital</text:p>
          </table:table-cell>
          <table:table-cell office:value-type="string">
            <text:p>field</text:p>
          </table:table-cell>
          <table:table-cell office:value-type="string">
            <text:p>pin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tourism</text:p>
          </table:table-cell>
          <table:table-cell office:value-type="string">
            <text:p>camp_site</text:p>
          </table:table-cell>
          <table:table-cell office:value-type="string">
            <text:p>gre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landslide</text:p>
          </table:table-cell>
          <table:table-cell office:value-type="string">
            <text:p>darkgre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riverbank</text:p>
          </table:table-cell>
          <table:table-cell office:value-type="string">
            <text:p>lightblu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water</text:p>
          </table:table-cell>
          <table:table-cell office:value-type="string">
            <text:p>lightblu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land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park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stadium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./areaicon/areaSport.pn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sports_centre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areaicon/areaSport.pn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cemetery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./areaicon/areaCemetery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military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./areaicon/areaMilitary.pn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wood</text:p>
          </table:table-cell>
          <table:table-cell office:value-type="string">
            <text:p>dark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orest</text:p>
          </table:table-cell>
          <table:table-cell office:value-type="string">
            <text:p>dark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land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yard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grass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meadow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village_green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residential</text:p>
          </table:table-cell>
          <table:table-cell office:value-type="string">
            <text:p>lightgr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industrial</text:p>
          </table:table-cell>
          <table:table-cell office:value-type="string">
            <text:p>lightgr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commercial</text:p>
          </table:table-cell>
          <table:table-cell office:value-type="string">
            <text:p>lightgr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aeroway</text:p>
          </table:table-cell>
          <table:table-cell office:value-type="string">
            <text:p>runway</text:p>
          </table:table-cell>
          <table:table-cell office:value-type="string">
            <text:p>gr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aeroway</text:p>
          </table:table-cell>
          <table:table-cell office:value-type="string">
            <text:p>taxiway</text:p>
          </table:table-cell>
          <table:table-cell office:value-type="string">
            <text:p>gr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table:style-name="ce2" office:value-type="string">
            <text:p>SECTION</text:p>
          </table:table-cell>
          <table:table-cell table:style-name="ce2" office:value-type="string">
            <text:p>ROUTES</text:p>
          </table:table-cell>
          <table:table-cell table:style-name="ce2" office:value-type="string">
            <text:p>ThicknessLine</text:p>
          </table:table-cell>
          <table:table-cell table:style-name="ce2" office:value-type="string">
            <text:p>DashStyle</text:p>
          </table:table-cell>
          <table:table-cell table:style-name="ce2" office:value-type="string">
            <text:p>Opacity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StopNodeThickness</text:p>
          </table:table-cell>
          <table:table-cell table:style-name="ce2" office:value-type="string">
            <text:p>FromScale</text:p>
          </table:table-cell>
          <table:table-cell table:style-name="ce2" office:value-type="string">
            <text:p>ToScale</text:p>
          </table:table-cell>
          <table:table-cell table:number-columns-repeated="7"/>
        </table:table-row>
        <table:table-row table:style-name="ro1">
          <table:table-cell table:style-name="ce2" office:value-type="string">
            <text:p>hiking</text:p>
          </table:table-cell>
          <table:table-cell office:value-type="string">
            <text:p>red;pink;yellow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string">
            <text:p>ref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7"/>
        </table:table-row>
        <table:table-row table:style-name="ro1">
          <table:table-cell office:value-type="string">
            <text:p>bus</text:p>
          </table:table-cell>
          <table:table-cell office:value-type="string">
            <text:p>red;pink;yellow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ref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7"/>
        </table:table-row>
        <table:table-row table:style-name="ro1">
          <table:table-cell table:style-name="ce2" office:value-type="string">
            <text:p>SECTION</text:p>
          </table:table-cell>
          <table:table-cell table:style-name="ce2" office:value-type="string">
            <text:p>END</text:p>
          </table:table-cell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02/26/2010</text:date>, <text:time>04:4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2-26T04:46:50</dc:date>
    <dc:creator>gs </dc:creator>
    <meta:generator>OpenOffice.org/3.1$Linux OpenOffice.org_project/310m19$Build-9420</meta:generator>
    <meta:editing-duration>PT01H48M14S</meta:editing-duration>
    <meta:editing-cycles>62</meta:editing-cycles>
    <meta:document-statistic meta:table-count="1" meta:cell-count="1315" meta:object-count="0"/>
  </office:meta>
</office:document-meta>
</file>